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182c5" draw:marker-start="" draw:marker-start-width="0.3cm" draw:marker-start-center="false" draw:marker-end="" draw:marker-end-width="0.3cm" draw:marker-end-center="false" draw:fill="solid" draw:fill-color="#0182c5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f39f3d" draw:marker-start="" draw:marker-start-width="0.3cm" draw:marker-start-center="false" draw:marker-end="" draw:marker-end-width="0.3cm" draw:marker-end-center="false" draw:fill="solid" draw:fill-color="#f39f3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182c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77cm" svg:height="1.261cm" draw:transform="rotate (-1.5707963267949) translate (10.9590946501458cm 13.6999635906195cm)" svg:viewBox="0 0 1578 1262" draw:points="0,1262 0,631 631,0 1578,946 1578,1262">
            <text:p/>
          </draw:polygon>
          <draw:line draw:style-name="gr2" draw:text-style-name="P2" draw:layer="layout" svg:x1="9.535cm" svg:y1="16.171cm" svg:x2="11.32cm" svg:y2="14.386cm">
            <text:p/>
          </draw:line>
          <draw:polygon draw:style-name="gr3" draw:text-style-name="P3" draw:layer="layout" svg:width="1.577cm" svg:height="1.261cm" svg:x="10.258cm" svg:y="14.956cm" svg:viewBox="0 0 1578 1262" draw:points="1578,1262 1578,631 947,0 0,947 0,1262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1:17:04.501374056</meta:creation-date>
    <dc:date>2018-04-10T11:17:17.617062506</dc:date>
    <meta:editing-duration>PT13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